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6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2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7" office:value-type="string">
            <text:p>Função</text:p>
          </table:table-cell>
          <table:table-cell table:style-name="ce11" office:value-type="string">
            <text:p>Sub-Função</text:p>
          </table:table-cell>
          <table:table-cell table:style-name="ce11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cm" draw:caption-point-x="-0.61cm" draw:caption-point-y="1.085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3" office:value-type="string">
            <text:p>Observações</text:p>
          </table:table-cell>
          <table:table-cell table:style-name="ce11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8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8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Verificar a utilidade com os usuários.</text:p>
          </table:table-cell>
          <table:table-cell table:style-name="ce10" table:number-columns-repeated="1016"/>
        </table:table-row>
        <table:table-row table:style-name="ro5">
          <table:covered-table-cell table:number-columns-repeated="3" table:style-name="ce4"/>
          <table:table-cell table:style-name="ce8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0" table:number-columns-repeated="1016"/>
        </table:table-row>
        <table:table-row table:style-name="ro6">
          <table:covered-table-cell table:style-name="ce4"/>
          <table:table-cell table:style-name="ce4" office:value-type="string" table:number-columns-spanned="1" table:number-rows-spanned="23">
            <text:p>PPC</text:p>
          </table:table-cell>
          <table:table-cell table:style-name="ce4" office:value-type="string" table:number-columns-spanned="1" table:number-rows-spanned="14">
            <text:p>Engenharia</text:p>
          </table:table-cell>
          <table:table-cell table:style-name="ce8" office:value-type="string">
            <text:p>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Dados relativos aos projetos PAE não são atualmente considerados, com exceção da Tutoria. O mesmo ocorre para as demais habilitações.</text:p>
          </table:table-cell>
          <table:table-cell table:style-name="ce10" table:number-columns-repeated="1016"/>
        </table:table-row>
        <table:table-row table:style-name="ro7">
          <table:covered-table-cell table:number-columns-repeated="3" table:style-name="ce4"/>
          <table:table-cell table:style-name="ce8" office:value-type="string">
            <text:p>C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Há professores-disciplinas que não são relacionadas. Por exemplo, Marcelo Porto Trevizan-ETE102 para o Diurno. E mesma obs. de AL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C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CV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M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Q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Não há TC após 2011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CB-1º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4" office:value-type="string">
            <text:p>Necessita de revisão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8">
          <table:covered-table-cell table:number-columns-repeated="2" table:style-name="ce4"/>
          <table:table-cell table:style-name="ce5" office:value-type="string">
            <text:p>Design</text:p>
          </table:table-cell>
          <table:table-cell table:style-name="ce9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9">
          <table:covered-table-cell table:number-columns-repeated="2" table:style-name="ce4"/>
          <table:table-cell table:style-name="ce4" office:value-type="string" table:number-columns-spanned="1" table:number-rows-spanned="2">
            <text:p>Administração</text:p>
          </table:table-cell>
          <table:table-cell table:style-name="ce8" office:value-type="string">
            <text:p>Administr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Total AD não contabilizado corretamente quando há aulas compartilhadas. P.e., Ricardo Balistiero, para ADM SCS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8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Não há GAB após 2013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Não há registros atualmente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Não há informações cadastradas sobre Processos Gerenciais.</text:p>
          </table:table-cell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10">
          <table:covered-table-cell table:number-columns-repeated="3" table:style-name="ce4"/>
          <table:table-cell table:style-name="ce8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4" office:value-type="string">
            <text:p>Chaveamento entre consulta e relatório. Atualmente, apenas a consulta está disponível e operante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8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table-cell table:style-name="ce8" office:value-type="string" table:number-columns-spanned="1" table:number-rows-spanned="3">
            <text:p>Gerar Grade Horária dos Professores</text:p>
          </table:table-cell>
          <table:table-cell table:style-name="ce10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covered-table-cell table:style-name="ce10"/>
          <table:table-cell table:style-name="ce10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covered-table-cell table:style-name="ce10"/>
          <table:table-cell table:style-name="ce10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11">
          <table:covered-table-cell table:number-columns-repeated="3" table:style-name="ce4"/>
          <table:table-cell table:style-name="ce8" office:value-type="string">
            <text:p>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Excluir colunas não utilizadas. Rever cálculo de TotHaPG. Criar colunas para PAE.</text:p>
          </table:table-cell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8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8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8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8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>
            <text:p>Alunos</text:p>
          </table:table-cell>
          <table:table-cell table:style-name="ce4" office:value-type="string">
            <text:p>Localização de Professore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Localizar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8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>
            <text:p>Restrições de Carga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Encontrar Todas as Violações das Restriçõ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8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8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-----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8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8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10"/>
          <table:table-cell table:style-name="ce8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10"/>
          <table:table-cell table:style-name="ce8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10"/>
          <table:table-cell table:style-name="ce8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0000-00-00T19:47:27.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3-06T13:19:09.82</dc:date>
    <meta:editing-duration>PT10H55M8S</meta:editing-duration>
    <meta:editing-cycles>26</meta:editing-cycles>
    <meta:document-statistic meta:table-count="1" meta:cell-count="406" meta:object-count="0"/>
  </office:meta>
</office:document-meta>
</file>